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" svg:font-family="TiM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" fo:font-weight="normal" style:font-weight-asian="normal" style:font-weight-complex="normal"/>
    </style:style>
    <style:style style:name="P2" style:family="paragraph" style:parent-style-name="Standard">
      <style:paragraph-properties style:writing-mode="lr-tb"/>
      <style:text-properties style:font-name="TiM" fo:font-weight="normal" officeooo:rsid="001e5833" officeooo:paragraph-rsid="001e5833" style:font-weight-asian="normal" style:font-weight-complex="normal"/>
    </style:style>
    <style:style style:name="P3" style:family="paragraph" style:parent-style-name="Standard">
      <style:paragraph-properties style:writing-mode="lr-tb"/>
      <style:text-properties style:font-name="TiM" fo:font-weight="normal" officeooo:rsid="001eb5b9" officeooo:paragraph-rsid="001eb5b9" style:font-weight-asian="normal" style:font-weight-complex="normal"/>
    </style:style>
    <style:style style:name="P4" style:family="paragraph" style:parent-style-name="Standard">
      <style:paragraph-properties style:writing-mode="lr-tb"/>
      <style:text-properties style:font-name="TiM" fo:font-weight="normal" officeooo:rsid="0021f20c" officeooo:paragraph-rsid="0021f20c" style:font-weight-asian="normal" style:font-weight-complex="normal"/>
    </style:style>
    <style:style style:name="P5" style:family="paragraph" style:parent-style-name="Standard">
      <style:paragraph-properties style:writing-mode="lr-tb"/>
      <style:text-properties style:font-name="TiM" fo:font-weight="normal" officeooo:rsid="002217ae" officeooo:paragraph-rsid="002217ae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font-name="TiM" fo:font-weight="normal" officeooo:rsid="002403bf" officeooo:paragraph-rsid="002403bf" style:font-weight-asian="normal" style:font-weight-complex="normal"/>
    </style:style>
    <style:style style:name="P7" style:family="paragraph" style:parent-style-name="Standard">
      <style:paragraph-properties style:writing-mode="lr-tb"/>
      <style:text-properties officeooo:paragraph-rsid="002403bf"/>
    </style:style>
    <style:style style:name="P8" style:family="paragraph" style:parent-style-name="Standard">
      <style:paragraph-properties style:writing-mode="lr-tb"/>
      <style:text-properties officeooo:rsid="002403bf" officeooo:paragraph-rsid="002403bf"/>
    </style:style>
    <style:style style:name="P9" style:family="paragraph" style:parent-style-name="Standard">
      <style:paragraph-properties style:writing-mode="lr-tb"/>
      <style:text-properties officeooo:rsid="002403bf" officeooo:paragraph-rsid="00256dd9"/>
    </style:style>
    <style:style style:name="P10" style:family="paragraph" style:parent-style-name="Standard">
      <style:paragraph-properties style:writing-mode="lr-tb"/>
      <style:text-properties officeooo:paragraph-rsid="00256dd9"/>
    </style:style>
    <style:style style:name="P11" style:family="paragraph" style:parent-style-name="Standard">
      <style:paragraph-properties style:writing-mode="lr-tb"/>
      <style:text-properties officeooo:rsid="00256dd9" officeooo:paragraph-rsid="00256dd9"/>
    </style:style>
    <style:style style:name="T1" style:family="text">
      <style:text-properties style:font-name="monospace" fo:font-size="13.5pt"/>
    </style:style>
    <style:style style:name="T2" style:family="text">
      <style:text-properties style:font-name="monospace" fo:font-size="13.5pt" fo:font-weight="normal" officeooo:rsid="002403bf" style:font-weight-asian="normal" style:font-weight-complex="normal"/>
    </style:style>
    <style:style style:name="T3" style:family="text">
      <style:text-properties style:font-name="monospace" fo:font-size="13.5pt" officeooo:rsid="002403bf"/>
    </style:style>
    <style:style style:name="T4" style:family="text">
      <style:text-properties style:font-name="monospace" fo:font-size="13.5pt" officeooo:rsid="00256dd9"/>
    </style:style>
    <style:style style:name="T5" style:family="text">
      <style:text-properties fo:font-size="13.5pt"/>
    </style:style>
    <style:style style:name="T6" style:family="text">
      <style:text-properties fo:font-size="13.5pt" officeooo:rsid="001eb5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Задание 1</text:span></text:p>
      <text:p text:style-name="P3"><text:span text:style-name="T5">Способ 1</text:span></text:p>
      <text:p text:style-name="P1"><text:span text:style-name="T5">Разрешим в SELinux работу nginx на порту TCP 4881 c помощью</text:span><text:line-break/><text:span text:style-name="T5">переключателей setsebool</text:span></text:p>
      <text:p text:style-name="P1"><text:span text:style-name="T5"/></text:p>
      <text:p text:style-name="P3"><text:span text:style-name="T1">Находим</text:span><text:span text:style-name="T5"> </text:span><text:span text:style-name="T1">в</text:span><text:span text:style-name="T5"> </text:span><text:span text:style-name="T1">логах</text:span><text:span text:style-name="T5"> </text:span><text:span text:style-name="T1">(/var/log/audit/audit.log)</text:span><text:span text:style-name="T5"> </text:span><text:span text:style-name="T1">информацию</text:span><text:span text:style-name="T5"> </text:span><text:span text:style-name="T1">о</text:span><text:span text:style-name="T5"> </text:span><text:span text:style-name="T1">блокировании порта</text:span></text:p>
      <text:p text:style-name="P1"><text:span text:style-name="T5"/></text:p>
      <text:p text:style-name="P2"><text:span text:style-name="T5">С помощью утилиты audit2why парси</text:span><text:span text:style-name="T6">м</text:span><text:span text:style-name="T5"> файл логов и </text:span><text:span text:style-name="T6">он </text:span><text:span text:style-name="T5">показывает нам как решить проблему </text:span></text:p>
      <text:p text:style-name="P2"><text:span text:style-name="T1">setsebool</text:span><text:span text:style-name="T5"> </text:span><text:span text:style-name="T1">-P</text:span><text:span text:style-name="T5"> </text:span><text:span text:style-name="T1">nis_enabled</text:span><text:span text:style-name="T5"> </text:span><text:span text:style-name="T1">1</text:span></text:p>
      <text:p text:style-name="P2"><text:span text:style-name="T5"/></text:p>
      <text:p text:style-name="P3"><text:span text:style-name="T5">теперь служба nginx запускается (Скрин1,Срин2)</text:span></text:p>
      <text:p text:style-name="P3"><text:span text:style-name="T5"/></text:p>
      <text:p text:style-name="P3"><text:span text:style-name="T5">Способ2</text:span></text:p>
      <text:p text:style-name="P3"><text:span text:style-name="T1">Теперь разрешим в SELinux работу nginx на порту TCP 4881 c помощью</text:span><text:span text:style-name="T5"><text:line-break/></text:span><text:span text:style-name="T1">добавления нестандартного порта в имеющийся тип</text:span></text:p>
      <text:p text:style-name="P3"><text:span text:style-name="T1"/></text:p>
      <text:p text:style-name="P3"><text:span text:style-name="T1">Поиск имеющегося типа, для http трафика: semanage port -l | grep http</text:span></text:p>
      <text:p text:style-name="P3"><text:span text:style-name="T1">Добавим порт в тип http_port_t: semanage port -a -t http_port_t -p tcp<text:line-break/>4881</text:span></text:p>
      <text:p text:style-name="P4"><text:span text:style-name="T1">Скрин3</text:span></text:p>
      <text:p text:style-name="P5"><text:span text:style-name="T1"/></text:p>
      <text:p text:style-name="P5"><text:span text:style-name="T1">Способ 3</text:span></text:p>
      <text:p text:style-name="P5"><text:span text:style-name="T1">Разрешим в SELinux работу nginx на порту TCP 4881 с помощью формирования и установки модуля SELinux:</text:span></text:p>
      <text:p text:style-name="P4"><text:span text:style-name="T1">Посмотрим логи SELinux, которые относятся к nginx:</text:span></text:p>
      <text:p text:style-name="P4"><text:span text:style-name="T1">grep nginx /var/log/audit/audit.log</text:span></text:p>
      <text:p text:style-name="P2"><text:span text:style-name="T1">Воспользуемся</text:span><text:span text:style-name="T5"> </text:span><text:span text:style-name="T1">утилитой</text:span><text:span text:style-name="T5"> </text:span><text:span text:style-name="T1">audit2allow</text:span><text:span text:style-name="T5"> </text:span><text:span text:style-name="T1">для</text:span><text:span text:style-name="T5"> </text:span><text:span text:style-name="T1">того,</text:span><text:span text:style-name="T5"> </text:span><text:span text:style-name="T1">чтобы</text:span><text:span text:style-name="T5"> </text:span><text:span text:style-name="T1">на</text:span><text:span text:style-name="T5"> </text:span><text:span text:style-name="T1">основе</text:span><text:span text:style-name="T5"> </text:span><text:span text:style-name="T1">логов</text:span><text:span text:style-name="T5"><text:line-break/></text:span><text:span text:style-name="T1">SELinux</text:span><text:span text:style-name="T5"> </text:span><text:span text:style-name="T1">сделать</text:span><text:span text:style-name="T5"> </text:span><text:span text:style-name="T1">модуль,</text:span><text:span text:style-name="T5"> </text:span><text:span text:style-name="T1">разрешающий</text:span><text:span text:style-name="T5"> </text:span><text:span text:style-name="T1">работу</text:span><text:span text:style-name="T5"> </text:span><text:span text:style-name="T1">nginx</text:span><text:span text:style-name="T5"> </text:span><text:span text:style-name="T1">на</text:span><text:span text:style-name="T5"> </text:span><text:span text:style-name="T1">нестандартном</text:span><text:span text:style-name="T5"><text:line-break/></text:span><text:span text:style-name="T1">порту:</text:span><text:span text:style-name="T5"><text:line-break/></text:span><text:span text:style-name="T1">grep nginx /var/log/audit/audit.log | audit2allow -M nginx</text:span></text:p>
      <text:p text:style-name="P2"><text:span text:style-name="T5"/></text:p>
      <text:p text:style-name="P2"><text:span text:style-name="T1">Audit2allow</text:span><text:span text:style-name="T5"> </text:span><text:span text:style-name="T1">сформировал</text:span><text:span text:style-name="T5"> </text:span><text:span text:style-name="T1">модуль,</text:span><text:span text:style-name="T5"> </text:span><text:span text:style-name="T1">и</text:span><text:span text:style-name="T5"> </text:span><text:span text:style-name="T1">сообщил</text:span><text:span text:style-name="T5"> </text:span><text:span text:style-name="T1">нам</text:span><text:span text:style-name="T5"> </text:span><text:span text:style-name="T1">команду,</text:span><text:span text:style-name="T5"> </text:span><text:span text:style-name="T1">с помощью которой</text:span><text:span text:style-name="T5"> </text:span><text:span text:style-name="T1">можно</text:span><text:span text:style-name="T5"> </text:span><text:span text:style-name="T1">применить</text:span><text:span text:style-name="T5"> </text:span><text:span text:style-name="T1">данный</text:span><text:span text:style-name="T5"> </text:span><text:span text:style-name="T1">модуль:</text:span><text:span text:style-name="T5"> </text:span><text:span text:style-name="T1">semodule</text:span><text:span text:style-name="T5"> </text:span><text:span text:style-name="T1">-i nginx.pp</text:span></text:p>
      <text:p text:style-name="P5"><text:span text:style-name="T1">Скрин4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Задание 2</text:span></text:p>
      <text:p text:style-name="P6"><text:span text:style-name="T1"/></text:p>
      <text:p text:style-name="P7"><text:span text:style-name="T2">Развернём 2 ВМ ns01-сервер и клиент.</text:span></text:p>
      <text:p text:style-name="P7"><text:span text:style-name="T1">Попробуем внести изменения в зону: nsupdate -k<text:line-break/>/etc/named.zonetransfer.key </text:span><text:span text:style-name="T3">ничего не получилось.</text:span></text:p>
      <text:p text:style-name="P7"><text:span text:style-name="T3">Смотрим лог на клиенте </text:span></text:p>
      <text:p text:style-name="P7"><text:span text:style-name="T1">cat /var/log/audit/audit.log | audit2why</text:span></text:p>
      <text:p text:style-name="P8"><text:span text:style-name="T1">ошибок нет</text:span></text:p>
      <text:p text:style-name="P8"><text:span text:style-name="T1">Идем на сервер, смотрим лог</text:span></text:p>
      <text:p text:style-name="P8"><text:span text:style-name="T1">cat /var/log/audit/audit.log | audit2why </text:span></text:p>
      <text:p text:style-name="P9"><text:span text:style-name="T1">В логах мы видим, что ошибка в контексте безопасности. Вместо типа named_t используется тип etc_t. </text:span></text:p>
      <text:p text:style-name="P9"><text:span text:style-name="T1">Проверим данную проблему в каталоге /etc/named </text:span></text:p>
      <text:p text:style-name="P10"><text:span text:style-name="T3">ls -laZ /etc/named</text:span><text:span text:style-name="T4">.</text:span></text:p>
      <text:p text:style-name="P10"><text:span text:style-name="T3"><text:s/></text:span><text:span text:style-name="T1">Тут мы также видим, что контекст безопасности неправильный. Проблема заключается в том, что конфигурационные файлы лежат в другом каталоге.<text:line-break/>Посмотреть в каком каталоги должны лежать, файлы, чтобы на них распространялись правильные политики SELinux можно с помощью команды:<text:line-break/>sudo semanage fcontext -l | grep named</text:span></text:p>
      <text:p text:style-name="P10"><text:span text:style-name="T1"/></text:p>
      <text:p text:style-name="P10"><text:span text:style-name="T1">Изменим тип контекста безопасности для каталога /etc/named: sudo chcon-R -t named_zone_t /etc/name</text:span><text:span text:style-name="T4">d </text:span></text:p>
      <text:p text:style-name="P11"><text:span text:style-name="T1">Теперь изменения на клиенте применятся</text:span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" svg:font-family="TiM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22:29:04.270084260</meta:creation-date>
    <dc:date>2022-07-12T11:03:54.731076322</dc:date>
    <meta:editing-duration>PT8M37S</meta:editing-duration>
    <meta:editing-cycles>1</meta:editing-cycles>
    <meta:document-statistic meta:table-count="0" meta:image-count="0" meta:object-count="0" meta:page-count="2" meta:paragraph-count="33" meta:word-count="287" meta:character-count="2022" meta:non-whitespace-character-count="1761"/>
    <meta:generator>LibreOffice/6.4.7.2$Linux_X86_64 LibreOffice_project/40$Build-2</meta:generator>
  </office:meta>
</office:document-meta>
</file>